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6.5cm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5cm" fo:min-width="5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75cm" fo:min-width="3.25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75cm" fo:min-width="2.5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cm" fo:min-width="5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75cm" fo:min-width="3cm"/>
      <style:paragraph-properties style:writing-mode="lr-tb"/>
    </style:style>
    <style:style style:name="gr7" style:family="graphic" style:parent-style-name="standard" style:list-style-name="L1">
      <style:graphic-properties svg:stroke-color="#000000" draw:fill="solid" draw:fill-color="#ffffff" draw:opacity="100%" draw:textarea-horizontal-align="justify" draw:textarea-vertical-align="middle" draw:auto-grow-height="false" fo:min-height="4.25cm" fo:min-width="4cm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75cm" fo:min-width="2.25cm"/>
      <style:paragraph-properties style:writing-mode="lr-tb"/>
    </style:style>
    <style:style style:name="gr9" style:family="graphic" style:parent-style-name="standard" style:list-style-name="L1">
      <style:graphic-properties svg:stroke-color="#000000" draw:fill="solid" draw:fill-color="#ffffff" draw:opacity="100%" draw:textarea-horizontal-align="justify" draw:textarea-vertical-align="middle" draw:auto-grow-height="false" fo:min-height="2cm" fo:min-width="3cm"/>
      <style:paragraph-properties style:writing-mode="lr-tb"/>
    </style:style>
    <style:style style:name="gr10" style:family="graphic" style:parent-style-name="standard" style:list-style-name="L1">
      <style:graphic-properties svg:stroke-color="#000000" draw:fill="solid" draw:fill-color="#ffffff" draw:opacity="100%" draw:textarea-horizontal-align="justify" draw:textarea-vertical-align="middle" draw:auto-grow-height="false" fo:min-height="2cm" fo:min-width="3.25cm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solid" draw:fill-color="#ffffff" draw:opacity="100%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color="#000000" draw:fill="solid" draw:fill-color="#ffffff" draw:opacity="100%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.25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.5cm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cm" fo:min-width="3.5cm"/>
      <style:paragraph-properties style:writing-mode="lr-tb"/>
    </style:style>
    <style:style style:name="gr17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cm" fo:min-width="4.5cm"/>
      <style:paragraph-properties style:writing-mode="lr-tb"/>
    </style:style>
    <style:style style:name="gr1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75cm" fo:min-width="4.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2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loext:graphic-properties draw:fill="solid" draw:fill-color="#ffffff" draw:opacity="100%"/>
      <style:paragraph-properties fo:text-align="center" style:writing-mode="lr-tb"/>
      <style:text-properties fo:font-size="12pt"/>
    </style:style>
    <style:style style:name="P5" style:family="paragraph">
      <style:paragraph-properties fo:text-align="center" style:writing-mode="lr-tb"/>
      <style:text-properties fo:font-size="12pt" fo:font-weight="normal"/>
    </style:style>
    <style:style style:name="P6" style:family="paragraph">
      <loext:graphic-properties draw:fill="solid" draw:fill-color="#ffffff" draw:opacity="100%"/>
      <style:paragraph-properties fo:text-align="center" style:writing-mode="lr-tb"/>
      <style:text-properties fo:font-size="12pt" fo:font-weight="normal"/>
    </style:style>
    <style:style style:name="P7" style:family="paragraph"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 draw:opacity="100%"/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 draw:opacity="100%"/>
      <style:paragraph-properties fo:text-align="center"/>
    </style:style>
    <style:style style:name="P10" style:family="paragraph">
      <style:paragraph-properties fo:text-align="center" style:writing-mode="lr-tb"/>
      <style:text-properties fo:font-size="12pt" style:text-underline-style="none" style:font-size-asian="12pt" style:font-size-complex="12pt"/>
    </style:style>
    <style:style style:name="P11" style:family="paragraph">
      <loext:graphic-properties draw:fill-color="#ffffff"/>
      <style:paragraph-properties fo:text-align="center" style:writing-mode="lr-tb"/>
      <style:text-properties fo:font-size="12pt" style:text-underline-style="none" style:font-size-asian="12pt" style:font-size-complex="12pt"/>
    </style:style>
    <style:style style:name="P1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style:paragraph-properties fo:text-align="start" style:writing-mode="lr-tb"/>
      <style:text-properties fo:font-size="12pt" fo:font-weight="normal"/>
    </style:style>
    <style:style style:name="P14" style:family="paragraph">
      <loext:graphic-properties draw:fill="solid" draw:fill-color="#ffffff" draw:opacity="100%"/>
      <style:paragraph-properties fo:text-align="start" style:writing-mode="lr-tb"/>
      <style:text-properties fo:font-size="12pt" fo:font-weight="normal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fo:font-weight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7cm" svg:height="2cm" svg:x="9.5cm" svg:y="3cm">
          <text:p text:style-name="P1"><text:span text:style-name="T1">Sistemas </text:span></text:p>
          <text:p text:style-name="P1"><text:span text:style-name="T1">criptográfico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5.5cm" svg:height="1.75cm" svg:x="2cm" svg:y="9.75cm">
          <text:p text:style-name="P3"><text:span text:style-name="T2">Implementar servicios de seguridad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3.75cm" svg:height="1cm" svg:x="6.75cm" svg:y="7cm">
          <text:p text:style-name="P5"><text:span text:style-name="T3">Sirven par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2" draw:id="id12" draw:layer="layout" svg:width="3cm" svg:height="1cm" svg:x="3.25cm" svg:y="13.5cm">
          <text:p text:style-name="P3"><text:span text:style-name="T2">Mediant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3" draw:id="id13" draw:layer="layout" svg:width="5.5cm" svg:height="1.25cm" svg:x="2cm" svg:y="16.5cm">
          <text:p text:style-name="P3"><text:span text:style-name="T2">Cifrado y descifrado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3.75cm" svg:height="1cm" svg:x="15.5cm" svg:y="7cm">
          <text:p text:style-name="P5"><text:span text:style-name="T3">Se clasifica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75cm" svg:height="1cm" svg:x="11.5cm" svg:y="10.25cm">
          <text:p text:style-name="P3"><text:span text:style-name="T2">Clási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4" draw:id="id4" draw:layer="layout" svg:width="3.5cm" svg:height="1cm" svg:x="19.25cm" svg:y="10.25cm">
          <text:p text:style-name="P3"><text:span text:style-name="T2">Moderno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4.5cm" svg:height="4.5cm" svg:x="9.25cm" svg:y="13.25cm">
          <text:list text:style-name="L1">
            <text:list-item>
              <text:p text:style-name="P7"><text:span text:style-name="T4">Escítala</text:span></text:p>
            </text:list-item>
            <text:list-item>
              <text:p text:style-name="P7"><text:span text:style-name="T4">Polybios</text:span></text:p>
            </text:list-item>
            <text:list-item>
              <text:p text:style-name="P7"><text:span text:style-name="T4">Cifrado del Cesar</text:span></text:p>
            </text:list-item>
            <text:list-item>
              <text:p text:style-name="P7"><text:span text:style-name="T4">Vigniere</text:span></text:p>
            </text:list-item>
            <text:list-item>
              <text:p text:style-name="P7"><text:span text:style-name="T4">Playfair</text:span></text:p>
            </text:list-item>
            <text:list-item>
              <text:p text:style-name="P7"><text:span text:style-name="T4">Vernam</text:span></text:p>
            </text:list-item>
            <text:list-item>
              <text:p text:style-name="P7"><text:span text:style-name="T4">Sistema de Roto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4" xml:id="id6" draw:id="id6" draw:layer="layout" svg:width="2.75cm" svg:height="1cm" svg:x="17.25cm" svg:y="13cm">
          <text:p text:style-name="P3"><text:span text:style-name="T2">Simétrico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2.75cm" svg:height="1cm" svg:x="22.75cm" svg:y="13cm">
          <text:p text:style-name="P3"><text:span text:style-name="T2">Asimétri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8" draw:id="id8" draw:layer="layout" svg:width="3.5cm" svg:height="2.25cm" svg:x="16.75cm" svg:y="15.25cm">
          <text:list text:style-name="L1">
            <text:list-item>
              <text:p text:style-name="P7"><text:span text:style-name="T4">DES</text:span></text:p>
            </text:list-item>
            <text:list-item>
              <text:p text:style-name="P7"><text:span text:style-name="T4">3DES</text:span></text:p>
            </text:list-item>
            <text:list-item>
              <text:p text:style-name="P7"><text:span text:style-name="T4">A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8" xml:id="id9" draw:id="id9" draw:layer="layout" svg:width="3.75cm" svg:height="2.25cm" svg:x="22.5cm" svg:y="15.25cm">
          <text:list text:style-name="L1">
            <text:list-item>
              <text:p text:style-name="P7"><text:span text:style-name="T4">RSA</text:span></text:p>
            </text:list-item>
            <text:list-item>
              <text:p text:style-name="P7"><text:span text:style-name="T4">Diffle-Hellman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1" draw:text-style-name="P9" draw:layer="layout" draw:type="line" svg:x1="13cm" svg:y1="5cm" svg:x2="17.375cm" svg:y2="7cm" draw:start-shape="id1" draw:start-glue-point="2" draw:end-shape="id2" draw:end-glue-point="0" svg:d="M13000 5000l4375 2000" svg:viewBox="0 0 4376 2001">
          <text:p/>
        </draw:connector>
        <draw:connector draw:style-name="gr11" draw:text-style-name="P9" draw:layer="layout" draw:type="line" svg:x1="17.375cm" svg:y1="8cm" svg:x2="13.375cm" svg:y2="10.25cm" draw:start-shape="id2" draw:start-glue-point="2" draw:end-shape="id3" draw:end-glue-point="0" svg:d="M17375 8000l-4000 2250" svg:viewBox="0 0 4001 2251">
          <text:p/>
        </draw:connector>
        <draw:connector draw:style-name="gr11" draw:text-style-name="P9" draw:layer="layout" draw:type="line" svg:x1="17.375cm" svg:y1="8cm" svg:x2="21cm" svg:y2="10.25cm" draw:start-shape="id2" draw:start-glue-point="2" draw:end-shape="id4" draw:end-glue-point="0" svg:d="M17375 8000l3625 2250" svg:viewBox="0 0 3626 2251">
          <text:p/>
        </draw:connector>
        <draw:connector draw:style-name="gr11" draw:text-style-name="P9" draw:layer="layout" draw:type="line" svg:x1="13.375cm" svg:y1="11.25cm" svg:x2="11.5cm" svg:y2="13.25cm" draw:start-shape="id3" draw:start-glue-point="2" draw:end-shape="id5" draw:end-glue-point="0" svg:d="M13375 11250l-1875 2000" svg:viewBox="0 0 1876 2001">
          <text:p/>
        </draw:connector>
        <draw:connector draw:style-name="gr11" draw:text-style-name="P9" draw:layer="layout" draw:type="line" svg:x1="21cm" svg:y1="11.25cm" svg:x2="18.625cm" svg:y2="13cm" draw:start-shape="id4" draw:start-glue-point="2" draw:end-shape="id6" draw:end-glue-point="0" svg:d="M21000 11250l-2375 1750" svg:viewBox="0 0 2376 1751">
          <text:p/>
        </draw:connector>
        <draw:connector draw:style-name="gr11" draw:text-style-name="P9" draw:layer="layout" draw:type="line" svg:x1="21cm" svg:y1="11.25cm" svg:x2="24.125cm" svg:y2="13cm" draw:start-shape="id4" draw:start-glue-point="2" draw:end-shape="id7" draw:end-glue-point="0" svg:d="M21000 11250l3125 1750" svg:viewBox="0 0 3126 1751">
          <text:p/>
        </draw:connector>
        <draw:connector draw:style-name="gr11" draw:text-style-name="P9" draw:layer="layout" draw:type="line" svg:x1="18.625cm" svg:y1="14cm" svg:x2="18.5cm" svg:y2="15.25cm" draw:start-shape="id6" draw:start-glue-point="2" draw:end-shape="id8" draw:end-glue-point="0" svg:d="M18625 14000l-125 1250" svg:viewBox="0 0 126 1251">
          <text:p/>
        </draw:connector>
        <draw:connector draw:style-name="gr11" draw:text-style-name="P9" draw:layer="layout" draw:type="line" svg:x1="24.125cm" svg:y1="14cm" svg:x2="24.375cm" svg:y2="15.25cm" draw:start-shape="id7" draw:start-glue-point="2" draw:end-shape="id9" draw:end-glue-point="0" svg:d="M24125 14000l250 1250" svg:viewBox="0 0 251 1251">
          <text:p/>
        </draw:connector>
        <draw:connector draw:style-name="gr11" draw:text-style-name="P9" draw:layer="layout" draw:type="line" svg:x1="13cm" svg:y1="5cm" svg:x2="8.625cm" svg:y2="7cm" draw:start-shape="id1" draw:start-glue-point="2" draw:end-shape="id10" draw:end-glue-point="0" svg:d="M13000 5000l-4375 2000" svg:viewBox="0 0 4376 2001">
          <text:p/>
        </draw:connector>
        <draw:connector draw:style-name="gr12" draw:text-style-name="P9" draw:layer="layout" draw:type="line" svg:x1="8.625cm" svg:y1="8cm" svg:x2="4.75cm" svg:y2="9.75cm" draw:start-shape="id10" draw:start-glue-point="2" draw:end-shape="id11" draw:end-glue-point="0" svg:d="M8625 8000l-3875 1750" svg:viewBox="0 0 3876 1751">
          <text:p/>
        </draw:connector>
        <draw:connector draw:style-name="gr11" draw:text-style-name="P9" draw:layer="layout" draw:type="line" svg:x1="4.75cm" svg:y1="11.5cm" svg:x2="4.75cm" svg:y2="13.5cm" draw:start-shape="id11" draw:start-glue-point="2" draw:end-shape="id12" draw:end-glue-point="0" svg:d="M4750 11500v2000" svg:viewBox="0 0 1 2001">
          <text:p/>
        </draw:connector>
        <draw:connector draw:style-name="gr11" draw:text-style-name="P9" draw:layer="layout" draw:type="line" svg:x1="4.75cm" svg:y1="14.5cm" svg:x2="4.75cm" svg:y2="16.5cm" draw:start-shape="id12" draw:start-glue-point="2" draw:end-shape="id13" svg:d="M4750 14500v2000" svg:viewBox="0 0 1 2001">
          <text:p/>
        </draw:connector>
      </draw:page>
      <draw:page draw:name="page2" draw:style-name="dp1" draw:master-page-name="Predeterminado">
        <draw:custom-shape draw:style-name="gr1" draw:text-style-name="P2" xml:id="id14" draw:id="id14" draw:layer="layout" svg:width="7cm" svg:height="2cm" svg:x="10.346cm" svg:y="3.75cm">
          <text:p text:style-name="P1"><text:span text:style-name="T1">Criptografía Clásic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6" draw:id="id16" draw:layer="layout" svg:width="3.75cm" svg:height="1cm" svg:x="6.75cm" svg:y="11.28cm">
          <text:p text:style-name="P5"><text:span text:style-name="T3">Sustitució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8" draw:id="id18" draw:layer="layout" svg:width="3.75cm" svg:height="1cm" svg:x="17.25cm" svg:y="11.03cm">
          <text:p text:style-name="P5"><text:span text:style-name="T3">Transposició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5" draw:id="id15" draw:layer="layout" svg:width="3.75cm" svg:height="1cm" svg:x="12cm" svg:y="8.28cm">
          <text:p text:style-name="P5"><text:span text:style-name="T3">Usaba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7" draw:id="id17" draw:layer="layout" svg:width="4.75cm" svg:height="3cm" svg:x="6.25cm" svg:y="13.58cm">
          <text:p text:style-name="P10"><text:span text:style-name="T5">Los caracteres se reemplazan con otros en el mensaje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9" draw:id="id19" draw:layer="layout" svg:width="5cm" svg:height="3cm" svg:x="16.75cm" svg:y="13.53cm">
          <text:p text:style-name="P10"><text:span text:style-name="T5">Los caracteres se mantienen pero se redistribuyen sin modificarlos</text:span>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draw:type="line" svg:x1="13.846cm" svg:y1="5.75cm" svg:x2="13.875cm" svg:y2="8.28cm" draw:start-shape="id14" draw:start-glue-point="2" draw:end-shape="id15" draw:end-glue-point="0" svg:d="M13846 5750l29 2530" svg:viewBox="0 0 30 2531">
          <text:p/>
        </draw:connector>
        <draw:connector draw:style-name="gr15" draw:text-style-name="P12" draw:layer="layout" draw:type="line" svg:x1="13.875cm" svg:y1="9.28cm" svg:x2="8.625cm" svg:y2="11.28cm" draw:start-shape="id15" draw:start-glue-point="2" draw:end-shape="id16" draw:end-glue-point="0" svg:d="M13875 9280l-5250 2000" svg:viewBox="0 0 5251 2001">
          <text:p/>
        </draw:connector>
        <draw:connector draw:style-name="gr15" draw:text-style-name="P12" draw:layer="layout" draw:type="line" svg:x1="8.625cm" svg:y1="12.28cm" svg:x2="8.625cm" svg:y2="13.58cm" draw:start-shape="id16" draw:start-glue-point="2" draw:end-shape="id17" draw:end-glue-point="0" svg:d="M8625 12280v1300" svg:viewBox="0 0 1 1301">
          <text:p/>
        </draw:connector>
        <draw:connector draw:style-name="gr15" draw:text-style-name="P12" draw:layer="layout" draw:type="line" svg:x1="13.875cm" svg:y1="9.28cm" svg:x2="19.125cm" svg:y2="11.03cm" draw:start-shape="id15" draw:start-glue-point="2" draw:end-shape="id18" draw:end-glue-point="0" svg:d="M13875 9280l5250 1750" svg:viewBox="0 0 5251 1751">
          <text:p/>
        </draw:connector>
        <draw:connector draw:style-name="gr15" draw:text-style-name="P12" draw:layer="layout" draw:type="line" svg:x1="19.125cm" svg:y1="12.03cm" svg:x2="19.25cm" svg:y2="13.53cm" draw:start-shape="id18" draw:start-glue-point="2" draw:end-shape="id19" draw:end-glue-point="0" svg:d="M19125 12030l125 1500" svg:viewBox="0 0 126 1501">
          <text:p/>
        </draw:connector>
      </draw:page>
      <draw:page draw:name="page3" draw:style-name="dp1" draw:master-page-name="Predeterminado">
        <draw:custom-shape draw:style-name="gr1" draw:text-style-name="P2" xml:id="id20" draw:id="id20" draw:layer="layout" svg:width="7cm" svg:height="2cm" svg:x="11cm" svg:y="2.25cm">
          <text:p text:style-name="P1"><text:span text:style-name="T1">Criptografía Simétrica y Asimétric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1" draw:id="id21" draw:layer="layout" svg:width="3.75cm" svg:height="1cm" svg:x="6.5cm" svg:y="6.75cm">
          <text:p text:style-name="P5"><text:span text:style-name="T3">Simétr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24" draw:id="id24" draw:layer="layout" svg:width="3.75cm" svg:height="1cm" svg:x="19.25cm" svg:y="6.75cm">
          <text:p text:style-name="P5"><text:span text:style-name="T3">Asimétrica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23" draw:id="id23" draw:layer="layout" svg:width="4cm" svg:height="1.25cm" svg:x="9.75cm" svg:y="12cm">
          <text:p text:style-name="P5"><text:span text:style-name="T3">Llaves de cifrado</text:span></text:p>
          <text:p text:style-name="P5"><text:span text:style-name="T3">iguale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26" draw:id="id26" draw:layer="layout" svg:width="4cm" svg:height="1.25cm" svg:x="22cm" svg:y="12cm">
          <text:p text:style-name="P5"><text:span text:style-name="T3">Llaves de cifrado</text:span></text:p>
          <text:p text:style-name="P5"><text:span text:style-name="T3">Diferentes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xml:id="id27" draw:id="id27" draw:layer="layout" svg:width="5cm" svg:height="1.25cm" svg:x="2.5cm" svg:y="15.75cm">
          <text:p text:style-name="P5"><text:span text:style-name="T3">Acordada de antema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xml:id="id22" draw:id="id22" draw:layer="layout" svg:width="5cm" svg:height="2cm" svg:x="2.5cm" svg:y="11.75cm">
          <text:p text:style-name="P13"><text:span text:style-name="T3">Se basa en dos claves:</text:span></text:p>
          <text:list text:style-name="L1">
            <text:list-item>
              <text:p text:style-name="P13"><text:span text:style-name="T3">Pública</text:span></text:p>
            </text:list-item>
            <text:list-item>
              <text:p text:style-name="P13"><text:span text:style-name="T3">Priva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xml:id="id25" draw:id="id25" draw:layer="layout" svg:width="5cm" svg:height="1.25cm" svg:x="15.75cm" svg:y="12cm">
          <text:p text:style-name="P5"><text:span text:style-name="T3">Descifra los mensajes mediante algoritm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5" draw:layer="layout" draw:type="line" svg:x1="14.5cm" svg:y1="4.25cm" svg:x2="8.375cm" svg:y2="6.75cm" draw:start-shape="id20" draw:start-glue-point="2" draw:end-shape="id21" draw:end-glue-point="0" svg:d="M14500 4250l-6125 2500" svg:viewBox="0 0 6126 2501">
          <text:p/>
        </draw:connector>
        <draw:connector draw:style-name="gr15" draw:text-style-name="P15" draw:layer="layout" draw:type="line" svg:x1="8.375cm" svg:y1="7.75cm" svg:x2="5cm" svg:y2="11.75cm" draw:start-shape="id21" draw:start-glue-point="2" draw:end-shape="id22" draw:end-glue-point="0" svg:d="M8375 7750l-3375 4000" svg:viewBox="0 0 3376 4001">
          <text:p/>
        </draw:connector>
        <draw:connector draw:style-name="gr15" draw:text-style-name="P15" draw:layer="layout" draw:type="line" svg:x1="8.375cm" svg:y1="7.75cm" svg:x2="11.75cm" svg:y2="12cm" draw:start-shape="id21" draw:start-glue-point="2" draw:end-shape="id23" draw:end-glue-point="0" svg:d="M8375 7750l3375 4250" svg:viewBox="0 0 3376 4251">
          <text:p/>
        </draw:connector>
        <draw:connector draw:style-name="gr15" draw:text-style-name="P15" draw:layer="layout" draw:type="line" svg:x1="14.5cm" svg:y1="4.25cm" svg:x2="21.125cm" svg:y2="6.75cm" draw:start-shape="id20" draw:start-glue-point="2" draw:end-shape="id24" draw:end-glue-point="0" svg:d="M14500 4250l6625 2500" svg:viewBox="0 0 6626 2501">
          <text:p/>
        </draw:connector>
        <draw:connector draw:style-name="gr15" draw:text-style-name="P15" draw:layer="layout" draw:type="line" svg:x1="21.125cm" svg:y1="7.75cm" svg:x2="18.25cm" svg:y2="12cm" draw:start-shape="id24" draw:start-glue-point="2" draw:end-shape="id25" draw:end-glue-point="0" svg:d="M21125 7750l-2875 4250" svg:viewBox="0 0 2876 4251">
          <text:p/>
        </draw:connector>
        <draw:connector draw:style-name="gr15" draw:text-style-name="P15" draw:layer="layout" draw:type="line" svg:x1="21.125cm" svg:y1="7.75cm" svg:x2="24cm" svg:y2="12cm" draw:start-shape="id24" draw:start-glue-point="2" draw:end-shape="id26" draw:end-glue-point="0" svg:d="M21125 7750l2875 4250" svg:viewBox="0 0 2876 4251">
          <text:p/>
        </draw:connector>
        <draw:connector draw:style-name="gr15" draw:text-style-name="P15" draw:layer="layout" draw:type="line" svg:x1="5cm" svg:y1="13.75cm" svg:x2="5cm" svg:y2="15.75cm" draw:start-shape="id22" draw:start-glue-point="2" draw:end-shape="id27" draw:end-glue-point="0" svg:d="M5000 13750v2000" svg:viewBox="0 0 1 2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27:33.630547461</meta:creation-date>
    <dc:date>2023-10-16T20:26:33.912485732</dc:date>
    <meta:editing-duration>PT16M7S</meta:editing-duration>
    <meta:editing-cycles>5</meta:editing-cycles>
    <meta:generator>LibreOffice/7.3.7.2$Linux_X86_64 LibreOffice_project/30$Build-2</meta:generator>
    <meta:document-statistic meta:object-count="51"/>
  </office:meta>
</office:document-meta>
</file>